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39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3.0547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0.3283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1252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8862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811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Feui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28in" style:rotation-angle="9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padding="0.028in" style:rotation-angle="9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condition="of:cell-content-is-in-list(&quot;A&quot;;&quot;B&quot;;&quot;C&quot;;&quot;F&quot;)" table:allow-empty-cell="true" table:display-list="unsorted" table:base-cell-address="'grille OS'.F8">
          <table:error-message table:message-type="stop" table:display="true"/>
        </table:content-validation>
      </table:content-validations>
      <table:table table:name="grille OS" table:style-name="ta1" table:print-ranges="'grille OS'.A1:'grille OS'.I23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7"/>
        <table:table-column table:style-name="co7" table:default-cell-style-name="ce19"/>
        <table:table-column table:style-name="co8" table:default-cell-style-name="ce24"/>
        <table:table-column table:style-name="co9" table:default-cell-style-name="ce24"/>
        <table:table-column table:style-name="co10" table:visibility="collapse" table:default-cell-style-name="ce30"/>
        <table:table-column table:style-name="co11" table:visibility="collapse" table:number-columns-repeated="3" table:default-cell-style-name="ce30"/>
        <table:table-column table:style-name="co11" table:number-columns-repeated="5" table:default-cell-style-name="ce8"/>
        <table:table-column table:style-name="co12" table:number-columns-repeated="239" table:default-cell-style-name="ce8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rille de notation : projet OS L3i 2021</text:p>
          </table:table-cell>
          <table:covered-table-cell table:number-columns-repeated="6" table:style-name="ce1"/>
          <table:table-cell table:style-name="ce22" table:number-columns-repeated="2"/>
          <table:table-cell table:style-name="ce27" table:number-columns-repeated="4"/>
          <table:table-cell table:style-name="ce31" table:number-columns-repeated="1011"/>
        </table:table-row>
        <table:table-row table:style-name="ro2">
          <table:table-cell table:style-name="ce2" office:value-type="string" calcext:value-type="string">
            <text:p>nom <text:s/>binôme : </text:p>
          </table:table-cell>
          <table:table-cell table:style-name="ce9"/>
          <table:table-cell table:style-name="ce10" table:number-columns-repeated="3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2">
          <table:table-cell table:style-name="ce3" table:number-columns-repeated="9"/>
          <table:table-cell table:style-name="ce28" table:number-columns-repeated="4"/>
          <table:table-cell table:style-name="ce3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A : 100 % des points, B : 50 % des points,, C : 25 % des points, F : 0</text:p>
          </table:table-cell>
          <table:table-cell table:style-name="ce10" table:number-columns-repeated="4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2">
          <table:table-cell table:style-name="ce4" office:value-type="string" calcext:value-type="string">
            <text:p>Tous les niveaux ne sont pas nécessairement représentés. Tout niveau non explicité est considéré comme F (Failed)</text:p>
          </table:table-cell>
          <table:table-cell table:style-name="ce10" table:number-columns-repeated="4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3">
          <table:table-cell table:style-name="ce5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F (Failed)</text:p>
          </table:table-cell>
          <table:table-cell table:style-name="ce14" office:value-type="string" calcext:value-type="string">
            <text:p>note (A, B, C ou F)</text:p>
          </table:table-cell>
          <table:table-cell table:number-columns-repeated="2"/>
          <table:table-cell table:style-name="ce26" office:value-type="string" calcext:value-type="string">
            <text:p>Coefficient</text:p>
          </table:table-cell>
          <table:table-cell table:style-name="ce29" table:number-columns-repeated="4"/>
          <table:table-cell table:style-name="ce11" table:number-columns-repeated="1011"/>
        </table:table-row>
        <table:table-row table:style-name="ro4">
          <table:table-cell table:style-name="ce6" office:value-type="string" calcext:value-type="string" table:number-columns-spanned="6" table:number-rows-spanned="1">
            <text:p>Stratégie retenue</text:p>
          </table:table-cell>
          <table:covered-table-cell table:number-columns-repeated="5" table:style-name="ce6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La stratégie retenue est intéressante</text:p>
          </table:table-cell>
          <table:table-cell table:style-name="ce7" office:value-type="string" calcext:value-type="string">
            <text:p>elle s’inspire d’un article ou d’une réflexion poussée</text:p>
          </table:table-cell>
          <table:table-cell table:style-name="ce7" office:value-type="string" calcext:value-type="string">
            <text:p>elle est simple mais fonctionne</text:p>
          </table:table-cell>
          <table:table-cell table:style-name="ce7" office:value-type="string" calcext:value-type="string">
            <text:p>une ou deux erreurs de conception</text:p>
          </table:table-cell>
          <table:table-cell table:style-name="ce7"/>
          <table:table-cell table:style-name="ce15" table:content-validation-name="val1"/>
          <table:table-cell table:style-name="ce20" table:formula="of:=IF([.F8]=&quot;A&quot;;[.J8];IF([.F8]=&quot;B&quot;;[.K8];IF([.F8]=&quot;C&quot;;[.L8];[.M8])))*[.I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lle est clairement présentée</text:p>
          </table:table-cell>
          <table:table-cell table:style-name="ce7" office:value-type="string" calcext:value-type="string">
            <text:p>on la comprend bien à la lecture du document</text:p>
          </table:table-cell>
          <table:table-cell table:style-name="ce7" office:value-type="string" calcext:value-type="string">
            <text:p>il faut en plus “plonger” dans le code</text:p>
          </table:table-cell>
          <table:table-cell table:style-name="ce7" office:value-type="string" calcext:value-type="string">
            <text:p>elle est obscure</text:p>
          </table:table-cell>
          <table:table-cell table:style-name="ce7"/>
          <table:table-cell table:style-name="ce15" table:content-validation-name="val1"/>
          <table:table-cell table:style-name="ce20" table:formula="of:=IF([.F9]=&quot;A&quot;;[.J9];IF([.F9]=&quot;B&quot;;[.K9];IF([.F9]=&quot;C&quot;;[.L9];[.M9])))*[.I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6" table:number-rows-spanned="1">
            <text:p>Construction et exécution</text:p>
          </table:table-cell>
          <table:covered-table-cell table:number-columns-repeated="5" table:style-name="ce6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la construction est automatique</text:p>
          </table:table-cell>
          <table:table-cell table:style-name="ce7" office:value-type="string" calcext:value-type="string">
            <text:p>makefile correct, compilation sans erreur / warning</text:p>
          </table:table-cell>
          <table:table-cell table:style-name="ce7" office:value-type="string" calcext:value-type="string">
            <text:p>erreur(s) de construction</text:p>
          </table:table-cell>
          <table:table-cell table:style-name="ce7" office:value-type="string" calcext:value-type="string">
            <text:p>pas de makefile ou makefile incorrect</text:p>
          </table:table-cell>
          <table:table-cell table:style-name="ce7"/>
          <table:table-cell table:style-name="ce15" table:content-validation-name="val1"/>
          <table:table-cell table:style-name="ce20" table:formula="of:=IF([.F11]=&quot;A&quot;;[.J11];IF([.F11]=&quot;B&quot;;[.K11];IF([.F11]=&quot;C&quot;;[.L11];[.M11])))*[.I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l’exécution est aisée</text:p>
          </table:table-cell>
          <table:table-cell table:style-name="ce7" office:value-type="string" calcext:value-type="string">
            <text:p>ligne de commande claire + fichier de config</text:p>
          </table:table-cell>
          <table:table-cell table:style-name="ce7" office:value-type="string" calcext:value-type="string">
            <text:p>ligne de commande claire ou fichier de config</text:p>
          </table:table-cell>
          <table:table-cell table:style-name="ce7" office:value-type="string" calcext:value-type="string">
            <text:p>tâtonnements avant d’exécuter</text:p>
          </table:table-cell>
          <table:table-cell table:style-name="ce7"/>
          <table:table-cell table:style-name="ce15" table:content-validation-name="val1"/>
          <table:table-cell table:style-name="ce20" table:formula="of:=IF([.F12]=&quot;A&quot;;[.J12];IF([.F12]=&quot;B&quot;;[.K12];IF([.F12]=&quot;C&quot;;[.L12];[.M12])))*[.I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7" office:value-type="string" calcext:value-type="string">
            <text:p>le jeu d’essai est aisé à réaliser</text:p>
          </table:table-cell>
          <table:table-cell table:style-name="ce7" office:value-type="string" calcext:value-type="string">
            <text:p>syntaxe bien décrite dans la doc, un / des jeux fournis qui fonctionnent</text:p>
          </table:table-cell>
          <table:table-cell table:style-name="ce7" office:value-type="string" calcext:value-type="string">
            <text:p>syntaxe claire mais pas de jeu d’essai ou il ne fonctionne pas</text:p>
          </table:table-cell>
          <table:table-cell table:style-name="ce7" office:value-type="string" calcext:value-type="string">
            <text:p>syntaxe peu claire, jeu d’essai HS</text:p>
          </table:table-cell>
          <table:table-cell table:style-name="ce7"/>
          <table:table-cell table:style-name="ce15" table:content-validation-name="val1"/>
          <table:table-cell table:style-name="ce20" table:formula="of:=IF([.F13]=&quot;A&quot;;[.J13];IF([.F13]=&quot;B&quot;;[.K13];IF([.F13]=&quot;C&quot;;[.L13];[.M13])))*[.I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6" table:number-rows-spanned="1">
            <text:p>Documentation et commentaires</text:p>
          </table:table-cell>
          <table:covered-table-cell table:number-columns-repeated="5" table:style-name="ce6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Guide développeur </text:p>
          </table:table-cell>
          <table:table-cell table:style-name="ce7" office:value-type="string" calcext:value-type="string">
            <text:p>Très clair, on change facilement la stratégie</text:p>
          </table:table-cell>
          <table:table-cell table:style-name="ce7" office:value-type="string" calcext:value-type="string">
            <text:p>on comprend la stratégie mais il est difficile de la modifier</text:p>
          </table:table-cell>
          <table:table-cell table:style-name="ce7" table:number-columns-repeated="2"/>
          <table:table-cell table:style-name="ce15" table:content-validation-name="val1"/>
          <table:table-cell table:style-name="ce20" table:formula="of:=IF([.F15]=&quot;A&quot;;[.J15];IF([.F15]=&quot;B&quot;;[.K15];IF([.F15]=&quot;C&quot;;[.L15];[.M15])))*[.I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Guide utilisateur </text:p>
          </table:table-cell>
          <table:table-cell table:style-name="ce7" office:value-type="string" calcext:value-type="string">
            <text:p>Très clair, le programme fonctionne comme indiqué</text:p>
          </table:table-cell>
          <table:table-cell table:style-name="ce7" office:value-type="string" calcext:value-type="string">
            <text:p>Description incomplète ou partiellement fausse</text:p>
          </table:table-cell>
          <table:table-cell table:style-name="ce7" office:value-type="string" calcext:value-type="string">
            <text:p>Très difficile de faire fonctionner le programme</text:p>
          </table:table-cell>
          <table:table-cell table:style-name="ce7"/>
          <table:table-cell table:style-name="ce15" table:content-validation-name="val1"/>
          <table:table-cell table:style-name="ce20" table:formula="of:=IF([.F16]=&quot;A&quot;;[.J16];IF([.F16]=&quot;B&quot;;[.K16];IF([.F16]=&quot;C&quot;;[.L16];[.M16])))*[.I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Commentaires</text:p>
          </table:table-cell>
          <table:table-cell table:style-name="ce7" office:value-type="string" calcext:value-type="string">
            <text:p>clairs et judicieux</text:p>
          </table:table-cell>
          <table:table-cell table:style-name="ce7" office:value-type="string" calcext:value-type="string">
            <text:p>peu utiles ou trop peu nombreux</text:p>
          </table:table-cell>
          <table:table-cell table:style-name="ce7" office:value-type="string" calcext:value-type="string">
            <text:p>peu utiles et trop peu nombreux</text:p>
          </table:table-cell>
          <table:table-cell table:style-name="ce7"/>
          <table:table-cell table:style-name="ce15" table:content-validation-name="val1"/>
          <table:table-cell table:style-name="ce20" table:formula="of:=IF([.F17]=&quot;A&quot;;[.J17];IF([.F17]=&quot;B&quot;;[.K17];IF([.F17]=&quot;C&quot;;[.L17];[.M17])))*[.I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oxygen</text:p>
          </table:table-cell>
          <table:table-cell table:style-name="ce7" office:value-type="string" calcext:value-type="string">
            <text:p>doc html facile à créer grâce au makefile</text:p>
          </table:table-cell>
          <table:table-cell table:style-name="ce7" office:value-type="string" calcext:value-type="string">
            <text:p>doc dispo mais pas d’entrée dans le makefile</text:p>
          </table:table-cell>
          <table:table-cell table:style-name="ce7" office:value-type="string" calcext:value-type="string">
            <text:p>doc impossible à générer (erreurs)</text:p>
          </table:table-cell>
          <table:table-cell table:style-name="ce7"/>
          <table:table-cell table:style-name="ce15" table:content-validation-name="val1"/>
          <table:table-cell table:style-name="ce20" table:formula="of:=IF([.F18]=&quot;A&quot;;[.J18];IF([.F18]=&quot;B&quot;;[.K18];IF([.F18]=&quot;C&quot;;[.L18];[.M18])))*[.I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6" table:number-rows-spanned="1">
            <text:p>projet</text:p>
          </table:table-cell>
          <table:covered-table-cell table:number-columns-repeated="5" table:style-name="ce6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répartition des rôles</text:p>
          </table:table-cell>
          <table:table-cell table:style-name="ce7" office:value-type="string" calcext:value-type="string">
            <text:p>le kifékoi est clair, le travail est équilibré</text:p>
          </table:table-cell>
          <table:table-cell table:style-name="ce7" office:value-type="string" calcext:value-type="string">
            <text:p>répartition peu claire ou déséquilibre flagrant</text:p>
          </table:table-cell>
          <table:table-cell table:style-name="ce7" office:value-type="string" calcext:value-type="string">
            <text:p>répartition peu claire et déséquilibre flagrant</text:p>
          </table:table-cell>
          <table:table-cell table:style-name="ce7"/>
          <table:table-cell table:style-name="ce15" table:content-validation-name="val1"/>
          <table:table-cell table:style-name="ce20" table:formula="of:=IF([.F20]=&quot;A&quot;;[.J20];IF([.F20]=&quot;B&quot;;[.K20];IF([.F20]=&quot;C&quot;;[.L20];[.M20])))*[.I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délivrables conformes</text:p>
          </table:table-cell>
          <table:table-cell table:style-name="ce7" office:value-type="string" calcext:value-type="string">
            <text:p>l’archive estdu bon type, le contenu correspond parfaitement</text:p>
          </table:table-cell>
          <table:table-cell table:style-name="ce7" office:value-type="string" calcext:value-type="string">
            <text:p>archive d’un type différent ou contenu insuffisant / excessif</text:p>
          </table:table-cell>
          <table:table-cell table:style-name="ce7" office:value-type="string" calcext:value-type="string">
            <text:p>archive d’un type différent et contenu insuffisant / excessif</text:p>
          </table:table-cell>
          <table:table-cell table:style-name="ce7"/>
          <table:table-cell table:style-name="ce15" table:content-validation-name="val1"/>
          <table:table-cell table:style-name="ce20" table:formula="of:=IF([.F21]=&quot;A&quot;;[.J21];IF([.F21]=&quot;B&quot;;[.K21];IF([.F21]=&quot;C&quot;;[.L21];[.M21])))*[.I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délais tenus</text:p>
          </table:table-cell>
          <table:table-cell table:style-name="ce7" table:number-columns-repeated="4"/>
          <table:table-cell table:style-name="ce15" table:content-validation-name="val1"/>
          <table:table-cell table:style-name="ce20" table:formula="of:=[.F21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3"/>
          <table:table-cell table:style-name="ce12" office:value-type="string" calcext:value-type="string">
            <text:p>Note de binôme (à répartir)</text:p>
          </table:table-cell>
          <table:table-cell table:style-name="ce16"/>
          <table:table-cell table:style-name="ce21" table:formula="of:=SUM([.G8:.G22])" office:value-type="float" office:value="0" calcext:value-type="float">
            <text:p>0</text:p>
          </table:table-cell>
          <table:table-cell table:style-name="ce25" office:value-type="string" calcext:value-type="string">
            <text:p>/</text:p>
          </table:table-cell>
          <table:table-cell table:style-name="ce21" table:formula="of:=SUM([.I8:.I22])" office:value-type="float" office:value="20" calcext:value-type="float">
            <text:p>20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eading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9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Result2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874in" fo:margin-bottom="0.7874in" fo:margin-left="0.7874in" fo:margin-right="0.7874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2" style:display-name="PageStyle_Feuille2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 </meta:initial-creator>
    <meta:creation-date>2015-10-20T09:21:54.426427700</meta:creation-date>
    <dc:creator>phil </dc:creator>
    <dc:date>2021-01-29T14:51:16.479878759</dc:date>
    <meta:print-date>2015-10-20T09:30:29.026135800</meta:print-date>
    <meta:editing-cycles>53</meta:editing-cycles>
    <meta:editing-duration>PT2H31M8S</meta:editing-duration>
    <meta:generator>LibreOffice/6.4.6.2$Linux_X86_64 LibreOffice_project/40$Build-2</meta:generator>
    <meta:document-statistic meta:table-count="1" meta:cell-count="160" meta:object-count="0"/>
  </office:meta>
</office:document-meta>
</file>